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DejaVu Sans Mono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VAT_Gender_2014" table:style-name="ta1">
        <table:shapes>
          <draw:frame draw:z-index="0" draw:style-name="gr1" draw:text-style-name="P1" svg:width="886.93pt" svg:height="604.6pt" svg:x="497.59pt" svg:y="33.14pt">
            <loext:p draw:notify-on-update-of-ranges="NVAT_Gender_2014.A2:NVAT_Gender_2014.A2 NVAT_Gender_2014.A3:NVAT_Gender_2014.A6 NVAT_Gender_2014.B2:NVAT_Gender_2014.B2 NVAT_Gender_2014.B3:NVAT_Gender_2014.B6 NVAT_Gender_2014.C2:NVAT_Gender_2014.C2 NVAT_Gender_2014.C3:NVAT_Gender_2014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s of Crime</text:p>
          </table:table-cell>
          <table:table-cell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28032" calcext:value-type="float">
            <text:p>28032</text:p>
          </table:table-cell>
          <table:table-cell office:value-type="float" office:value="256313" calcext:value-type="float">
            <text:p>2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95544" calcext:value-type="float">
            <text:p>395544</text:p>
          </table:table-cell>
          <table:table-cell office:value-type="float" office:value="268668" calcext:value-type="float">
            <text:p>268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60072" calcext:value-type="float">
            <text:p>660072</text:p>
          </table:table-cell>
          <table:table-cell office:value-type="float" office:value="432019" calcext:value-type="float">
            <text:p>4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1661018" calcext:value-type="float">
            <text:p>166101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!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ictimiz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table:number-columns-repeated="3"/>
        </table:table-row>
      </table:table>
      <table:table table:name="percent_reported_2014" table:style-name="ta1">
        <table:shapes>
          <draw:frame draw:z-index="0" draw:style-name="gr1" draw:text-style-name="P1" svg:width="917.32pt" svg:height="524.04pt" svg:x="365.02pt" svg:y="52.7pt">
            <loext:p draw:notify-on-update-of-ranges="percent_reported_2014.A2:percent_reported_2014.A2 percent_reported_2014.A3:percent_reported_2014.A6 percent_reported_2014.B2:percent_reported_2014.B2 percent_reported_2014.B3:percent_reported_2014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iolent-victimizations-2014" table:style-name="ta1">
        <table:shapes>
          <draw:frame draw:z-index="0" draw:style-name="gr1" draw:text-style-name="P1" svg:width="779.84pt" svg:height="490.17pt" svg:x="316.83pt" svg:y="83.57pt">
            <loext:p draw:notify-on-update-of-ranges="'violent-victimizations-2014'.A3:'violent-victimizations-2014'.A6 'violent-victimizations-2014'.B2:'violent-victimizations-2014'.B2 'violent-victimizations-2014'.B3:'violent-victimizations-2014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table:style-name="ce1"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reported-unreported-vic-2014" table:style-name="ta1">
        <table:shapes>
          <draw:frame draw:z-index="0" draw:style-name="gr1" draw:text-style-name="P1" svg:width="1026.34pt" svg:height="574.5pt" svg:x="302.63pt" svg:y="30.1pt">
            <loext:p draw:notify-on-update-of-ranges="'reported-unreported-vic-2014'.A2:'reported-unreported-vic-2014'.A2 'reported-unreported-vic-2014'.A3:'reported-unreported-vic-2014'.A6 'reported-unreported-vic-2014'.B2:'reported-unreported-vic-2014'.B2 'reported-unreported-vic-2014'.B3:'reported-unreported-vic-2014'.B6 'reported-unreported-vic-2014'.C2:'reported-unreported-vic-2014'.C2 'reported-unreported-vic-2014'.C3:'reported-unreported-vic-2014'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rime typ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ported</text:p>
          </table:table-cell>
          <table:table-cell table:style-name="Default"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95541.6" calcext:value-type="float">
            <text:p>95541.6</text:p>
          </table:table-cell>
          <table:table-cell office:value-type="float" office:value="188808.4" calcext:value-type="float">
            <text:p>188808.4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04503.9" calcext:value-type="float">
            <text:p>404503.9</text:p>
          </table:table-cell>
          <table:table-cell office:value-type="float" office:value="259706.1" calcext:value-type="float">
            <text:p>259706.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37780.56" calcext:value-type="float">
            <text:p>637780.56</text:p>
          </table:table-cell>
          <table:table-cell office:value-type="float" office:value="454309.44" calcext:value-type="float">
            <text:p>454309.4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327568" calcext:value-type="float">
            <text:p>1327568</text:p>
          </table:table-cell>
          <table:table-cell office:value-type="float" office:value="1991352.1" calcext:value-type="float">
            <text:p>1991352.1</text:p>
          </table:table-cell>
        </table:table-row>
        <table:table-row table:style-name="ro1">
          <table:table-cell/>
          <table:table-cell table:style-name="ce3"/>
          <table:table-cell table:style-name="Default"/>
        </table:table-row>
      </table:table>
      <table:table table:name="violent-crime-2013" table:style-name="ta1">
        <table:shapes>
          <draw:frame draw:z-index="0" draw:style-name="gr1" draw:text-style-name="P1" svg:width="959.19pt" svg:height="560.92pt" svg:x="331.06pt" svg:y="46.69pt">
            <loext:p draw:notify-on-update-of-ranges="'violent-crime-2013'.A2:'violent-crime-2013'.A2 'violent-crime-2013'.A3:'violent-crime-2013'.A6 'violent-crime-2013'.B2:'violent-crime-2013'.B2 'violent-crime-2013'.B3:'violent-crime-2013'.B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idents</text:p>
          </table:table-cell>
        </table:table-row>
        <table:table-row table:style-name="ro1">
          <table:table-cell office:value-type="string" calcext:value-type="string">
            <text:p>Murder/Nonnegligent Manslaughter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1"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45031" calcext:value-type="float">
            <text:p>34503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724149" calcext:value-type="float">
            <text:p>724149</text:p>
          </table:table-cell>
        </table:table-row>
      </table:table>
      <table:table table:name="victimizations-vs-victims-2014" table:style-name="ta1">
        <table:shapes>
          <draw:frame draw:z-index="0" draw:style-name="gr1" draw:text-style-name="P1" svg:width="935.49pt" svg:height="514.26pt" svg:x="375.31pt" svg:y="56.47pt">
            <loext:p draw:notify-on-update-of-ranges="'victimizations-vs-victims-2014'.A3:'victimizations-vs-victims-2014'.A6 'victimizations-vs-victims-2014'.B2:'victimizations-vs-victims-2014'.B2 'victimizations-vs-victims-2014'.B3:'victimizations-vs-victims-2014'.B6 'victimizations-vs-victims-2014'.C2:'victimizations-vs-victims-2014'.C2 'victimizations-vs-victims-2014'.C3:'victimizations-vs-victims-2014'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rime 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ctims</text:p>
          </table:table-cell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150420" calcext:value-type="float">
            <text:p>150420</text:p>
          </table:table-cell>
          <table:table-cell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35830" calcext:value-type="float">
            <text:p>435830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81280" calcext:value-type="float">
            <text:p>681280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842100" calcext:value-type="float">
            <text:p>1842100</text:p>
          </table:table-cell>
          <table:table-cell office:value-type="float" office:value="3318920" calcext:value-type="float">
            <text:p>3318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DejaVu Sans Mono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20:29:33.965706307</dc:date>
    <meta:editing-duration>PT3H36M13S</meta:editing-duration>
    <meta:editing-cycles>9</meta:editing-cycles>
    <meta:generator>LibreOffice/5.1.0.3$Linux_X86_64 LibreOffice_project/10m0$Build-3</meta:generator>
    <meta:document-statistic meta:table-count="6" meta:cell-count="1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cm" svg:height="21.33cm" xlink:href=".." xlink:type="simple" chart:class="chart:bar" chart:style-name="ch1">
        <chart:title svg:x="6.271cm" svg:y="0.561cm" chart:style-name="ch2">
          <text:p>Victimizations, by Type of Crime and Gender, NCVS, 2014</text:p>
        </chart:title>
        <chart:legend chart:legend-position="end" svg:x="27.655cm" svg:y="9.658cm" style:legend-expansion="high" chart:style-name="ch3"/>
        <chart:plot-area chart:style-name="ch4" table:cell-range-address="NVAT_Gender_2014.A2:NVAT_Gender_2014.C6" chart:data-source-has-labels="both" svg:x="2.537cm" svg:y="2.206cm" svg:width="24.493cm" svg:height="18.698cm">
          <chartooo:coordinate-region svg:x="4.825cm" svg:y="2.498cm" svg:width="22.205cm" svg:height="17.574cm"/>
          <chart:axis chart:dimension="x" chart:name="primary-x" chart:style-name="ch5" chartooo:axis-type="auto">
            <chartooo:date-scale/>
            <chart:categories table:cell-range-address="NVAT_Gender_2014.A3:NVAT_Gender_2014.A6"/>
          </chart:axis>
          <chart:axis chart:dimension="y" chart:name="primary-y" chart:style-name="ch6">
            <chart:title svg:x="0.451cm" svg:y="14.247cm" chart:style-name="ch7">
              <text:p>Victimizations</text:p>
            </chart:title>
            <chart:grid chart:style-name="ch8" chart:class="major"/>
          </chart:axis>
          <chart:series chart:style-name="ch9" chart:values-cell-range-address="NVAT_Gender_2014.B3:NVAT_Gender_2014.B6" chart:label-cell-address="NVAT_Gender_2014.B2:NVAT_Gender_2014.B2" chart:class="chart:bar">
            <chart:data-point chart:repeated="4"/>
          </chart:series>
          <chart:series chart:style-name="ch10" chart:values-cell-range-address="NVAT_Gender_2014.C3:NVAT_Gender_2014.C6" chart:label-cell-address="NVAT_Gender_2014.C2:NVAT_Gender_2014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NVAT_Gender_2014.B2:NVAT_Gender_2014.B2</svg:desc>
                </draw:g>
              </table:table-cell>
              <table:table-cell office:value-type="string">
                <text:p>Female</text:p>
                <draw:g>
                  <svg:desc>NVAT_Gender_2014.C2:NVAT_Gender_201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NVAT_Gender_2014.A3:NVAT_Gender_2014.A6</svg:desc>
                </draw:g>
              </table:table-cell>
              <table:table-cell office:value-type="float" office:value="28032">
                <text:p>28032</text:p>
                <draw:g>
                  <svg:desc>NVAT_Gender_2014.B3:NVAT_Gender_2014.B6</svg:desc>
                </draw:g>
              </table:table-cell>
              <table:table-cell office:value-type="float" office:value="256313">
                <text:p>256313</text:p>
                <draw:g>
                  <svg:desc>NVAT_Gender_2014.C3:NVAT_Gender_2014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95544">
                <text:p>395544</text:p>
              </table:table-cell>
              <table:table-cell office:value-type="float" office:value="268668">
                <text:p>268668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60072">
                <text:p>660072</text:p>
              </table:table-cell>
              <table:table-cell office:value-type="float" office:value="432019">
                <text:p>432019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657905">
                <text:p>1657905</text:p>
              </table:table-cell>
              <table:table-cell office:value-type="float" office:value="1661018">
                <text:p>1661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2cm" svg:height="18.488cm" xlink:href=".." xlink:type="simple" chart:class="chart:bar" chart:style-name="ch1">
        <chart:title svg:x="3.976cm" svg:y="0.504cm" chart:style-name="ch2">
          <text:p>Percent of Victimizations Reported to Police, by Type of Crime, NCVS, 2014</text:p>
        </chart:title>
        <chart:plot-area chart:style-name="ch3" table:cell-range-address="percent_reported_2014.A2:percent_reported_2014.B6" chart:data-source-has-labels="both" svg:x="0.647cm" svg:y="2.092cm" svg:width="31.068cm" svg:height="13.594cm">
          <chartooo:coordinate-region svg:x="7.513cm" svg:y="2.092cm" svg:width="23.803cm" svg:height="12.55cm"/>
          <chart:axis chart:dimension="x" chart:name="primary-x" chart:style-name="ch4" chartooo:axis-type="auto">
            <chartooo:date-scale/>
            <chart:categories table:cell-range-address="percent_reported_2014.A3:percent_reported_2014.A6"/>
          </chart:axis>
          <chart:axis chart:dimension="y" chart:name="primary-y" chart:style-name="ch5">
            <chart:title svg:x="9.082cm" svg:y="16.055cm" chart:style-name="ch6">
              <text:p>Percent of Victimizations Reported to Police
</text:p>
            </chart:title>
            <chart:grid chart:style-name="ch7" chart:class="major"/>
          </chart:axis>
          <chart:series chart:style-name="ch8" chart:values-cell-range-address="percent_reported_2014.B3:percent_reported_2014.B6" chart:label-cell-address="percent_reported_2014.B2:percent_reported_2014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reported</text:p>
                <draw:g>
                  <svg:desc>percent_reported_2014.B2:percent_reported_201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percent_reported_2014.A3:percent_reported_2014.A6</svg:desc>
                </draw:g>
              </table:table-cell>
              <table:table-cell office:value-type="float" office:value="33.6">
                <text:p>33.6</text:p>
                <draw:g>
                  <svg:desc>percent_reported_2014.B3:percent_reported_2014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 fo:wrap-option="wrap" dr3d:edge-rounding="5%"/>
      <style:text-properties fo:font-family="Cambria" style:font-style-name="Regular" style:font-family-generic="roman" fo:font-size="16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2cm" svg:height="17.293cm" xlink:href=".." xlink:type="simple" chart:class="chart:circle" chart:style-name="ch1">
        <chart:title svg:x="16.905cm" svg:y="0.334cm" chart:style-name="ch2">
          <text:p>Violent Victimizations</text:p>
        </chart:title>
        <chart:subtitle svg:x="16.691cm" svg:y="1.859cm" chart:style-name="ch3">
          <text:p>By Type of Crime, NCVS, 2014</text:p>
        </chart:subtitle>
        <chart:legend svg:x="18.969cm" svg:y="5.808cm" style:legend-expansion="custom" chartooo:width="7.019cm" chartooo:height="8.302cm" style:legend-expansion-aspect-ratio="0.845458925560106" chart:style-name="ch4"/>
        <chart:plot-area chart:style-name="ch5" table:cell-range-address="'violent-victimizations-2014'.A2:'violent-victimizations-2014'.B6" chart:data-source-has-labels="both" svg:x="-0.524cm" svg:y="1.215cm" svg:width="18.48cm" svg:height="15.069cm">
          <chartooo:coordinate-region svg:x="1.731cm" svg:y="1.272cm" svg:width="14.358cm" svg:height="15.667cm"/>
          <chart:axis chart:dimension="x" chart:name="primary-x" chart:style-name="ch6" chartooo:axis-type="auto">
            <chartooo:date-scale/>
            <chart:categories table:cell-range-address="'violent-victimizations-2014'.A3:'violent-victimizations-2014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iolent-victimizations-2014'.B3:'violent-victimizations-2014'.B6" chart:label-cell-address="'violent-victimizations-2014'.B2:'violent-victimizations-2014'.B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izations</text:p>
                <draw:g>
                  <svg:desc>'violent-victimizations-2014'.B2:'violent-victimizations-2014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olent-victimizations-2014'.A3:'violent-victimizations-2014'.A6</svg:desc>
                </draw:g>
              </table:table-cell>
              <table:table-cell office:value-type="float" office:value="284350">
                <text:p>284350</text:p>
                <draw:g>
                  <svg:desc>'violent-victimizations-2014'.B3:'violent-victimizations-2014'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Regular"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08cm" svg:height="20.268cm" xlink:href=".." xlink:type="simple" chart:class="chart:bar" chart:style-name="ch1">
        <chart:title svg:x="9.431cm" svg:y="0.54cm" chart:style-name="ch2">
          <text:p>Reported and Unreported Victimizations, NCVS, 2014</text:p>
        </chart:title>
        <chart:legend chart:legend-position="end" svg:x="31.382cm" svg:y="9.127cm" style:legend-expansion="high" chart:style-name="ch3"/>
        <chart:plot-area chart:style-name="ch4" table:cell-range-address="'reported-unreported-vic-2014'.A2:'reported-unreported-vic-2014'.C6" chart:data-source-has-labels="both" svg:x="0.724cm" svg:y="2.164cm" svg:width="29.934cm" svg:height="17.699cm">
          <chartooo:coordinate-region svg:x="3.198cm" svg:y="2.47cm" svg:width="27.46cm" svg:height="16.349cm"/>
          <chart:axis chart:dimension="x" chart:name="primary-x" chart:style-name="ch5" chartooo:axis-type="auto">
            <chartooo:date-scale/>
            <chart:categories table:cell-range-address="'reported-unreported-vic-2014'.A3:'reported-unreported-vic-2014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ported-unreported-vic-2014'.B3:'reported-unreported-vic-2014'.B6" chart:label-cell-address="'reported-unreported-vic-2014'.B2:'reported-unreported-vic-2014'.B2" chart:class="chart:bar">
            <chart:data-point chart:repeated="4"/>
          </chart:series>
          <chart:series chart:style-name="ch9" chart:values-cell-range-address="'reported-unreported-vic-2014'.C3:'reported-unreported-vic-2014'.C6" chart:label-cell-address="'reported-unreported-vic-2014'.C2:'reported-unreported-vic-2014'.C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reported-unreported-vic-2014'.B2:'reported-unreported-vic-2014'.B2</svg:desc>
                </draw:g>
              </table:table-cell>
              <table:table-cell office:value-type="string">
                <text:p>Unreported</text:p>
                <draw:g>
                  <svg:desc>'reported-unreported-vic-2014'.C2:'reported-unreported-vic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reported-unreported-vic-2014'.A3:'reported-unreported-vic-2014'.A6</svg:desc>
                </draw:g>
              </table:table-cell>
              <table:table-cell office:value-type="float" office:value="95541.6">
                <text:p>95541.6</text:p>
                <draw:g>
                  <svg:desc>'reported-unreported-vic-2014'.B3:'reported-unreported-vic-2014'.B6</svg:desc>
                </draw:g>
              </table:table-cell>
              <table:table-cell office:value-type="float" office:value="188808.4">
                <text:p>188808.4</text:p>
                <draw:g>
                  <svg:desc>'reported-unreported-vic-2014'.C3:'reported-unreported-vic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04503.9">
                <text:p>404503.9</text:p>
              </table:table-cell>
              <table:table-cell office:value-type="float" office:value="259706.1">
                <text:p>259706.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37780.56">
                <text:p>637780.56</text:p>
              </table:table-cell>
              <table:table-cell office:value-type="float" office:value="454309.44">
                <text:p>454309.4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327568">
                <text:p>1327568</text:p>
              </table:table-cell>
              <table:table-cell office:value-type="float" office:value="1991352.1">
                <text:p>199135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ffffff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9900ff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39cm" svg:height="19.789cm" xlink:href=".." xlink:type="simple" chart:class="chart:circle" chart:style-name="ch1">
        <chart:title svg:x="17.839cm" svg:y="0.951cm" chart:style-name="ch2">
          <text:p>Violent Crime in U.S,FBI UCR, 2013</text:p>
        </chart:title>
        <chart:legend svg:x="23.02cm" svg:y="5.899cm" style:legend-expansion="custom" chartooo:width="9.744cm" chartooo:height="9.062cm" style:legend-expansion-aspect-ratio="1.07525932465239" chart:style-name="ch3"/>
        <chart:plot-area chart:style-name="ch4" table:cell-range-address="'violent-crime-2013'.A2:'violent-crime-2013'.B6" chart:data-source-has-labels="both" svg:x="-0.607cm" svg:y="0.622cm" svg:width="22.365cm" svg:height="18.751cm">
          <chartooo:coordinate-region svg:x="1.925cm" svg:y="1.561cm" svg:width="17.812cm" svg:height="17.812cm"/>
          <chart:axis chart:dimension="x" chart:name="primary-x" chart:style-name="ch5" chartooo:axis-type="auto">
            <chartooo:date-scale/>
            <chart:categories table:cell-range-address="'violent-crime-2013'.A3:'violent-crime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iolent-crime-2013'.B3:'violent-crime-2013'.B6" chart:label-cell-address="'violent-crime-2013'.B2:'violent-crime-2013'.B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'violent-crime-2013'.B2:'violent-crime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violent-crime-2013'.A3:'violent-crime-2013'.A6</svg:desc>
                </draw:g>
              </table:table-cell>
              <table:table-cell office:value-type="float" office:value="14196">
                <text:p>14196</text:p>
                <draw:g>
                  <svg:desc>'violent-crime-2013'.B3:'violent-crime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08612">
                <text:p>1086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45031">
                <text:p>34503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4149">
                <text:p>724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330066" draw:fill-color="#330066" dr3d:edge-rounding="5%"/>
      <style:text-properties fo:font-size="13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24pt"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3cm" svg:height="18.143cm" xlink:href=".." xlink:type="simple" chart:class="chart:scatter" chart:style-name="ch1">
        <chart:title svg:x="7.563cm" svg:y="0.497cm" chart:style-name="ch2">
          <text:p>Victims vs. Victimizations of Violent Crime, NCVS, 2014</text:p>
        </chart:title>
        <chart:plot-area chart:style-name="ch3" table:cell-range-address="'victimizations-vs-victims-2014'.A2:'victimizations-vs-victims-2014'.C6" chart:data-source-has-labels="both" svg:x="2.329cm" svg:y="2.078cm" svg:width="30.014cm" svg:height="14.064cm">
          <chartooo:coordinate-region svg:x="4.617cm" svg:y="2.357cm" svg:width="26.706cm" svg:height="12.979cm"/>
          <chart:axis chart:dimension="x" chart:name="primary-x" chart:style-name="ch4" chartooo:axis-type="auto">
            <chart:title svg:x="16.071cm" svg:y="16.504cm" chart:style-name="ch5">
              <text:p>Victims</text:p>
            </chart:title>
            <chart:categories table:cell-range-address="'victimizations-vs-victims-2014'.A3:'victimizations-vs-victims-2014'.A6"/>
          </chart:axis>
          <chart:axis chart:dimension="y" chart:name="primary-y" chart:style-name="ch4">
            <chart:title svg:x="0.451cm" svg:y="11.327cm" chart:style-name="ch6">
              <text:p>Victmizations</text:p>
            </chart:title>
            <chart:grid chart:style-name="ch7" chart:class="major"/>
          </chart:axis>
          <chart:series chart:style-name="ch8" chart:values-cell-range-address="'victimizations-vs-victims-2014'.C3:'victimizations-vs-victims-2014'.C6" chart:label-cell-address="'victimizations-vs-victims-2014'.C2:'victimizations-vs-victims-2014'.C2" chart:class="chart:scatter">
            <chart:domain table:cell-range-address="'victimizations-vs-victims-2014'.B3:'victimizations-vs-victims-2014'.B6"/>
            <chart:regression-curve chart:style-name="ch9">
              <chart:equation chart:display-equation="true" chart:display-r-square="true" svg:x="6.914cm" svg:y="3.28cm" chart:style-name="ch10"/>
            </chart:regression-curve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ctimizations</text:p>
                <draw:g>
                  <svg:desc>'victimizations-vs-victims-2014'.C2:'victimizations-vs-victims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ctimizations-vs-victims-2014'.A3:'victimizations-vs-victims-2014'.A6</svg:desc>
                </draw:g>
              </table:table-cell>
              <table:table-cell office:value-type="float" office:value="150420">
                <text:p>150420</text:p>
                <draw:g>
                  <svg:desc>'victimizations-vs-victims-2014'.B3:'victimizations-vs-victims-2014'.B6</svg:desc>
                </draw:g>
              </table:table-cell>
              <table:table-cell office:value-type="float" office:value="284350">
                <text:p>284350</text:p>
                <draw:g>
                  <svg:desc>'victimizations-vs-victims-2014'.C3:'victimizations-vs-victims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35830">
                <text:p>435830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81280">
                <text:p>681280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842100">
                <text:p>1842100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